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ValueHolder.getString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ValueHolde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ValueHolder.add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ValueHolder.get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ValueHolder.addValueArray( Object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ValueHo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ValueHolder.addValues( Collection &lt; ?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ValueHolder.setValue(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ValueHolde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